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4fd91" officeooo:paragraph-rsid="00056674"/>
    </style:style>
    <style:style style:name="P2" style:family="paragraph" style:parent-style-name="Standard">
      <style:text-properties officeooo:rsid="001f73ce" officeooo:paragraph-rsid="00056674"/>
    </style:style>
    <style:style style:name="P3" style:family="paragraph" style:parent-style-name="Standard">
      <style:text-properties style:text-underline-style="solid" style:text-underline-width="auto" style:text-underline-color="font-color" fo:font-weight="bold" officeooo:rsid="0024fd91" officeooo:paragraph-rsid="00056674"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1849f" officeooo:paragraph-rsid="00056674" style:font-weight-asian="bold" style:font-weight-complex="bold"/>
    </style:style>
    <style:style style:name="P5" style:family="paragraph" style:parent-style-name="Standard">
      <style:text-properties style:text-underline-style="none" fo:font-weight="bold" officeooo:rsid="0024fd91" officeooo:paragraph-rsid="00056674" style:font-weight-asian="bold" style:font-weight-complex="bold"/>
    </style:style>
    <style:style style:name="P6" style:family="paragraph" style:parent-style-name="Standard">
      <style:text-properties style:text-underline-style="none" fo:font-weight="normal" officeooo:rsid="0024fd91" officeooo:paragraph-rsid="00056674" style:font-weight-asian="normal" style:font-weight-complex="normal"/>
    </style:style>
    <style:style style:name="P7" style:family="paragraph" style:parent-style-name="Standard">
      <style:text-properties fo:font-weight="bold" officeooo:rsid="0001849f" officeooo:paragraph-rsid="00056674" style:font-weight-asian="bold" style:font-weight-complex="bold"/>
    </style:style>
    <style:style style:name="P8" style:family="paragraph" style:parent-style-name="Standard">
      <style:text-properties officeooo:rsid="00056674" officeooo:paragraph-rsid="00056674"/>
    </style:style>
    <style:style style:name="T1" style:family="text">
      <style:text-properties fo:font-weight="normal" style:font-weight-asian="normal" style:font-weight-complex="normal"/>
    </style:style>
    <style:style style:name="T2" style:family="text">
      <style:text-properties fo:font-weight="normal" officeooo:rsid="00056674"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056674"/>
    </style:style>
    <style:style style:name="T5" style:family="text">
      <style:text-properties officeooo:rsid="0005a17c"/>
    </style:style>
    <style:style style:name="fr1" style:family="graphic" style:parent-style-name="OLE">
      <style:graphic-properties style:wrap="run-through" style:number-wrapped-paragraphs="no-limit" style:vertical-pos="from-top" style:horizontal-pos="from-left" style:horizontal-rel="paragraph-content" draw:ole-draw-aspect="1" draw:visible-area-width="5.009cm" draw:visible-area-height="5.009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1" text:anchor-type="as-char" svg:y="0.265cm" svg:width="15.797cm" svg:height="11.818cm" draw:z-index="0"><draw:object-ole xlink:href="./Object 1" xlink:type="simple" xlink:show="embed" xlink:actuate="onLoad"/><draw:image xlink:href="./ObjectReplacements/Object 1" xlink:type="simple" xlink:show="embed" xlink:actuate="onLoad"/><svg:desc>Objeto OLE</svg:desc></draw:frame></text:p>
      <text:p text:style-name="P3"/>
      <text:p text:style-name="P4">Informe Laboratorio <text:span text:style-name="T4">1 -PROLOG- Blackjack</text:span>.</text:p>
      <text:p text:style-name="P3"/>
      <text:p text:style-name="P3"/>
      <text:p text:style-name="P3">Equipo de Cátedra:</text:p>
      <text:p text:style-name="P5">Profesor Adjunto:<text:span text:style-name="T1"> Lic. </text:span><text:span text:style-name="T2">Romina Stickar</text:span><text:span text:style-name="T1">.</text:span></text:p>
      <text:p text:style-name="P5">Jefe de Trabajos Prácticos: <text:span text:style-name="T1">Lic. </text:span><text:span text:style-name="T2">Lautaro Maximiliano Pecile.</text:span></text:p>
      <text:p text:style-name="P6"/>
      <text:p text:style-name="P5"/>
      <text:p text:style-name="P6"/>
      <text:p text:style-name="P7">Alumno:</text:p>
      <text:p text:style-name="P1"><text:span text:style-name="T3">Ducid</text:span> Mati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La intención del trabajo es realizar la lógica que se emplea para el juego de mesa veintiuno o Blackjack.</text:p>
      <text:p text:style-name="P8">Se debe pensar en como determinar los valores que puede tener un<text:span text:style-name="T5">a mano de determinado </text:span>jugador con las cartas que tiene, teniendo en cuenta que el As puede valer 1 u 11 según le convenga al jugador.</text:p>
      <text:p text:style-name="P8">Se deben emplear algoritmos de toma de decisiones para determinar si dada una mano un jugador decide pedir otra carta, quedarse ( si es posible, para esto debe tener una mano de 17 como mínimo).</text:p>
      <text:p text:style-name="P8">La decisión de seguir jugando, es decir, de pedir una nueva carta dada una mano, la toma tanto un jugador como el Crupier (persona que reparte las cartas), por lo tanto el Crupier también debe tener su algoritmo de decisión con respecto a cuando plantarse y cuando pedir mas carta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 </meta:initial-creator>
    <meta:creation-date>2018-05-19T22:19:09.219573748</meta:creation-date>
    <dc:date>2018-05-20T01:31:15.008910943</dc:date>
    <dc:creator>Mati </dc:creator>
    <meta:editing-duration>PT2H41M40S</meta:editing-duration>
    <meta:editing-cycles>1</meta:editing-cycles>
    <meta:document-statistic meta:table-count="0" meta:image-count="0" meta:object-count="1" meta:page-count="2" meta:paragraph-count="11" meta:word-count="165" meta:character-count="955" meta:non-whitespace-character-count="800"/>
    <meta:generator>LibreOffice/4.3.3.2$Linux_X86_64 LibreOffice_project/430m0$Build-2</meta:generator>
  </office:meta>
</office:document-meta>
</file>